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MICR Sample" svg:font-family="MICR Sample"/>
    <style:font-face style:name="Times New Roman" svg:font-family="Times New Roman"/>
  </office:font-face-decls>
  <office:automatic-styles>
    <style:style style:name="TBL0" style:master-page-name="master_0" style:family="table">
      <style:table-properties table:align="left" style:width="8.48in"/>
    </style:style>
    <style:style style:name="TC0" style:family="table-column">
      <style:table-column-properties style:column-width="0.31in"/>
    </style:style>
    <style:style style:name="TC1" style:family="table-column">
      <style:table-column-properties style:column-width="0.01in"/>
    </style:style>
    <style:style style:name="TC2" style:family="table-column">
      <style:table-column-properties style:column-width="0.11in"/>
    </style:style>
    <style:style style:name="TC3" style:family="table-column">
      <style:table-column-properties style:column-width="0.27in"/>
    </style:style>
    <style:style style:name="TC4" style:family="table-column">
      <style:table-column-properties style:column-width="0.18in"/>
    </style:style>
    <style:style style:name="TC5" style:family="table-column">
      <style:table-column-properties style:column-width="0.15in"/>
    </style:style>
    <style:style style:name="TC6" style:family="table-column">
      <style:table-column-properties style:column-width="0.12in"/>
    </style:style>
    <style:style style:name="TC7" style:family="table-column">
      <style:table-column-properties style:column-width="0.04in"/>
    </style:style>
    <style:style style:name="TC8" style:family="table-column">
      <style:table-column-properties style:column-width="0.47in"/>
    </style:style>
    <style:style style:name="TC9" style:family="table-column">
      <style:table-column-properties style:column-width="0.02in"/>
    </style:style>
    <style:style style:name="TC10" style:family="table-column">
      <style:table-column-properties style:column-width="1.01in"/>
    </style:style>
    <style:style style:name="TC11" style:family="table-column">
      <style:table-column-properties style:column-width="0.06in"/>
    </style:style>
    <style:style style:name="TC12" style:family="table-column">
      <style:table-column-properties style:column-width="0.52in"/>
    </style:style>
    <style:style style:name="TC13" style:family="table-column">
      <style:table-column-properties style:column-width="0.69in"/>
    </style:style>
    <style:style style:name="TC14" style:family="table-column">
      <style:table-column-properties style:column-width="0.22in"/>
    </style:style>
    <style:style style:name="TC15" style:family="table-column">
      <style:table-column-properties style:column-width="0.16in"/>
    </style:style>
    <style:style style:name="TC16" style:family="table-column">
      <style:table-column-properties style:column-width="0.23in"/>
    </style:style>
    <style:style style:name="TC17" style:family="table-column">
      <style:table-column-properties style:column-width="0.36in"/>
    </style:style>
    <style:style style:name="TC18" style:family="table-column">
      <style:table-column-properties style:column-width="0.09in"/>
    </style:style>
    <style:style style:name="TC19" style:family="table-column">
      <style:table-column-properties style:column-width="0.13in"/>
    </style:style>
    <style:style style:name="TC20" style:family="table-column">
      <style:table-column-properties style:column-width="0.54in"/>
    </style:style>
    <style:style style:name="TC21" style:family="table-column">
      <style:table-column-properties style:column-width="0.08in"/>
    </style:style>
    <style:style style:name="TC22" style:family="table-column">
      <style:table-column-properties style:column-width="0.34in"/>
    </style:style>
    <style:style style:name="TR0" style:family="table-row">
      <style:table-row-properties style:use-optimal-row-height="false" style:row-height="0.25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R1" style:family="table-row">
      <style:table-row-properties style:use-optimal-row-height="false" style:row-height="0.02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style:font-size-asian="10.0pt" style:font-size-complex="10.0pt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R2" style:family="table-row">
      <style:table-row-properties style:use-optimal-row-height="false" style:row-height="0.15in"/>
    </style:style>
    <style:style style:name="T1" style:family="text">
      <style:text-properties style:font-name="Times New Roman" fo:font-size="8.0pt" style:font-size-asian="8.0pt" style:font-size-complex="8.0pt">
</style:text-properties>
    </style:style>
    <style:style style:name="TR3" style:family="table-row">
      <style:table-row-properties style:use-optimal-row-height="false" style:row-height="0.12in"/>
    </style:style>
    <style:style style:name="TR4" style:family="table-row">
      <style:table-row-properties style:use-optimal-row-height="false" style:row-height="0.01in"/>
    </style:style>
    <style:style style:name="TR5" style:family="table-row">
      <style:table-row-properties style:use-optimal-row-height="false" style:row-height="0.06in"/>
    </style:style>
    <style:style style:name="TR6" style:family="table-row">
      <style:table-row-properties style:use-optimal-row-height="false" style:row-height="0.08in"/>
    </style:style>
    <style:style style:name="TR7" style:family="table-row">
      <style:table-row-properties style:use-optimal-row-height="false" style:row-height="0.04in"/>
    </style:style>
    <style:style style:name="TR8" style:family="table-row">
      <style:table-row-properties style:use-optimal-row-height="false" style:row-height="0.09in"/>
    </style:style>
    <style:style style:name="TR9" style:family="table-row">
      <style:table-row-properties style:use-optimal-row-height="false" style:row-height="0.05in"/>
    </style:style>
    <style:style style:name="TR10" style:family="table-row">
      <style:table-row-properties style:use-optimal-row-height="false" style:row-height="0.26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R11" style:family="table-row">
      <style:table-row-properties style:use-optimal-row-height="false" style:row-height="0.16in"/>
    </style:style>
    <style:style style:name="T2" style:family="text">
      <style:text-properties style:font-name="SansSerif" fo:font-size="11.0pt" style:font-size-asian="11.0pt" style:font-size-complex="11.0pt">
</style:text-properties>
    </style:style>
    <style:style style:name="TR12" style:family="table-row">
      <style:table-row-properties style:use-optimal-row-height="false" style:row-height="0.2in"/>
    </style:style>
    <style:style style:name="TR13" style:family="table-row">
      <style:table-row-properties style:use-optimal-row-height="false" style:row-height="0.13in"/>
    </style:style>
    <style:style style:name="TR14" style:family="table-row">
      <style:table-row-properties style:use-optimal-row-height="false" style:row-height="0.1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R15" style:family="table-row">
      <style:table-row-properties style:use-optimal-row-height="false" style:row-height="0.19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FFFFFF" draw:stroke="solid" draw:stroke-dash="Dashed" svg:stroke-width="0.013888888888888888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FFFFFF" draw:stroke="solid" draw:stroke-dash="Dashed" svg:stroke-width="0.013888888888888888in"/>
    </style:style>
    <style:style style:name="T3" style:family="text">
      <style:text-properties style:font-name="MICR Sample" fo:font-size="8.0pt" style:font-size-asian="8.0pt" style:font-size-complex="8.0pt">
</style:text-properties>
    </style:style>
    <style:style style:name="G3" style:family="graphic" style:parent-style-name="Graphics">
      <style:graphic-properties draw:fill-color="#FFFFFF" style:horizontal-pos="left" style:horizontal-rel="paragraph" style:vertical-pos="top" style:vertical-rel="paragraph" svg:stroke-color="#000000" draw:stroke="dash" draw:stroke-dash="Dashed" svg:stroke-width="0.013888888888888888in"/>
    </style:style>
    <style:style style:name="G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R16" style:family="table-row">
      <style:table-row-properties style:use-optimal-row-height="false" style:row-height="0.27in"/>
    </style:style>
    <style:style style:name="G7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8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4" style:family="text">
      <style:text-properties style:font-name="SansSerif" fo:font-size="10.0pt" style:font-size-asian="10.0pt" style:font-size-complex="10.0pt" fo:font-weight="bold">
</style:text-properties>
    </style:style>
    <style:style style:name="G9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R17" style:family="table-row">
      <style:table-row-properties style:use-optimal-row-height="false" style:row-height="0.18in"/>
    </style:style>
    <style:style style:name="G10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3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4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5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R18" style:family="table-row">
      <style:table-row-properties style:use-optimal-row-height="false" style:row-height="0.22in"/>
    </style:style>
    <style:style style:name="G16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7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G18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1">
</table:table-column>
        <table:table-column table:style-name="TC4">
</table:table-column>
        <table:table-column table:style-name="TC5">
</table:table-column>
        <table:table-column table:style-name="TC6">
</table:table-column>
        <table:table-column table:style-name="TC7">
</table:table-column>
        <table:table-column table:style-name="TC1">
</table:table-column>
        <table:table-column table:style-name="TC1">
</table:table-column>
        <table:table-column table:style-name="TC1">
</table:table-column>
        <table:table-column table:style-name="TC6">
</table:table-column>
        <table:table-column table:style-name="TC8">
</table:table-column>
        <table:table-column table:style-name="TC1">
</table:table-column>
        <table:table-column table:style-name="TC4">
</table:table-column>
        <table:table-column table:style-name="TC2">
</table:table-column>
        <table:table-column table:style-name="TC1">
</table:table-column>
        <table:table-column table:style-name="TC1">
</table:table-column>
        <table:table-column table:style-name="TC9">
</table:table-column>
        <table:table-column table:style-name="TC10">
</table:table-column>
        <table:table-column table:style-name="TC1">
</table:table-column>
        <table:table-column table:style-name="TC11">
</table:table-column>
        <table:table-column table:style-name="TC1">
</table:table-column>
        <table:table-column table:style-name="TC7">
</table:table-column>
        <table:table-column table:style-name="TC6">
</table:table-column>
        <table:table-column table:style-name="TC12">
</table:table-column>
        <table:table-column table:style-name="TC1">
</table:table-column>
        <table:table-column table:style-name="TC0">
</table:table-column>
        <table:table-column table:style-name="TC2">
</table:table-column>
        <table:table-column table:style-name="TC1">
</table:table-column>
        <table:table-column table:style-name="TC7">
</table:table-column>
        <table:table-column table:style-name="TC1">
</table:table-column>
        <table:table-column table:style-name="TC9">
</table:table-column>
        <table:table-column table:style-name="TC13">
</table:table-column>
        <table:table-column table:style-name="TC14">
</table:table-column>
        <table:table-column table:style-name="TC6">
</table:table-column>
        <table:table-column table:style-name="TC1">
</table:table-column>
        <table:table-column table:style-name="TC1">
</table:table-column>
        <table:table-column table:style-name="TC2">
</table:table-column>
        <table:table-column table:style-name="TC1">
</table:table-column>
        <table:table-column table:style-name="TC1">
</table:table-column>
        <table:table-column table:style-name="TC1">
</table:table-column>
        <table:table-column table:style-name="TC15">
</table:table-column>
        <table:table-column table:style-name="TC16">
</table:table-column>
        <table:table-column table:style-name="TC1">
</table:table-column>
        <table:table-column table:style-name="TC0">
</table:table-column>
        <table:table-column table:style-name="TC17">
</table:table-column>
        <table:table-column table:style-name="TC18">
</table:table-column>
        <table:table-column table:style-name="TC1">
</table:table-column>
        <table:table-column table:style-name="TC1">
</table:table-column>
        <table:table-column table:style-name="TC7">
</table:table-column>
        <table:table-column table:style-name="TC19">
</table:table-column>
        <table:table-column table:style-name="TC7">
</table:table-column>
        <table:table-column table:style-name="TC5">
</table:table-column>
        <table:table-column table:style-name="TC20">
</table:table-column>
        <table:table-column table:style-name="TC21">
</table:table-column>
        <table:table-column table:style-name="TC7">
</table:table-column>
        <table:table-column table:style-name="TC1">
</table:table-column>
        <table:table-column table:style-name="TC1">
</table:table-column>
        <table:table-column table:style-name="TC7">
</table:table-column>
        <table:table-column table:style-name="TC22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1" table:number-columns-spanned="13" table:number-rows-spanned="3">
            <text:p text:style-name="P0"><text:bookmark text:name="JR_PAGE_ANCHOR_0_1"/><text:span text:style-name="T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 table:number-columns-spanned="11" table:number-rows-spanned="11">
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6" table:number-rows-spanned="3">
            <text:p text:style-name="P1"><text:span text:style-name="T0">Check No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2" table:number-columns-spanned="3" table:number-rows-spanned="3">
            <text:p text:style-name="P1"><text:span text:style-name="T0">67777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11">
            <text:p text:style-name="P0"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11" table:number-rows-spanned="2">
            <text:p text:style-name="P0"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1" table:number-columns-spanned="13" table:number-rows-spanned="3">
            <text:p text:style-name="P0"><text:span text:style-name="T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11" table:number-rows-spanned="2">
            <text:p text:style-name="P0"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1" table:number-columns-spanned="13" table:number-rows-spanned="4">
            <text:p text:style-name="P0"><text:span text:style-name="T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11" table:number-rows-spanned="3">
            <text:p text:style-name="P0"><text:span text:style-name="T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8" table:number-rows-spanned="3">
            <text:p text:style-name="P1"><text:span text:style-name="T0">01/11/20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1" table:number-columns-spanned="13" table:number-rows-spanned="4">
            <text:p text:style-name="P0"><text:span text:style-name="T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8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1" table:number-rows-spanned="2">
            <text:p text:style-name="P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6" table:number-rows-spanned="2">
            <text:p text:style-name="P2"><text:span text:style-name="T0">$1214.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R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8" table:number-rows-spanned="3">
            <text:p text:style-name="P0"><text:span text:style-name="T0">ONE THOUSAND TWO HUNDRED FOURTEEN  &amp; 00/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1" table:number-columns-spanned="2" table:number-rows-spanned="3">
            <text:p text:style-name="P0"><text:span text:style-name="T0">Pay</text:span></text:p>
          </table:table-cell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1" table:number-columns-spanned="3" table:number-rows-spanned="4">
            <text:p text:style-name="P0"><text:span text:style-name="T0">DOLLARS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28" table:number-rows-spanned="3">
            <text:p text:style-name="P0"><text:span text:style-name="T2">ADW Corporation - D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2">
          <table:table-cell table:style-name="C0"/>
          <table:table-cell table:style-name="C0"/>
          <table:table-cell table:style-name="C0"/>
          <table:table-cell table:style-name="C1" table:number-columns-spanned="4">
            <text:p text:style-name="P0"><text:span text:style-name="T0">PAY 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1" table:number-columns-spanned="4" table:number-rows-spanned="3">
            <text:p text:style-name="P0"><text:span text:style-name="T0">TH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3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1" table:number-columns-spanned="21" table:number-rows-spanned="2">
            <text:p text:style-name="P0"><text:span text:style-name="T2">1445 W. Beltline Road, Ste 104 nu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4">
          <table:table-cell table:style-name="C0"/>
          <table:table-cell table:style-name="C0"/>
          <table:table-cell table:style-name="C0"/>
          <table:table-cell table:style-name="C1" table:number-columns-spanned="4" table:number-rows-spanned="3">
            <text:p text:style-name="P0"><text:span text:style-name="T0">ORD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1" table:number-columns-spanned="21" table:number-rows-spanned="4">
            <text:p text:style-name="P0"><text:span text:style-name="T2">Carrollton, TX 7500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1" table:number-columns-spanned="4" table:number-rows-spanned="2">
            <text:p text:style-name="P0"><text:span text:style-name="T0">OF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number-columns-spanned="27">
            <text:p><draw:line text:anchor-type="paragraph" draw:style-name="G0" svg:x1="0.0in" svg:y1="0.0in" svg:x2="3.5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5"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1">
          <table:table-cell table:style-name="C0"/>
          <table:table-cell table:style-name="C0"/>
          <table:table-cell table:style-name="C0"/>
          <table:table-cell table:style-name="C0"/>
          <table:table-cell table:number-rows-spanned="9">
            <text:p><draw:line text:anchor-type="paragraph" draw:style-name="G1" svg:x1="0.0in" svg:y1="0.8in" svg:x2="0.0in" svg:y2="0.0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2"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9">
            <text:p><draw:line text:anchor-type="paragraph" draw:style-name="G2" svg:x1="0.0in" svg:y1="0.66in" svg:x2="0.0in" svg:y2="0.0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3" table:number-columns-spanned="6" table:number-rows-spanned="4">
            <text:p text:style-name="P2"><text:span text:style-name="T0">Check # 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3" table:number-columns-spanned="8" table:number-rows-spanned="4">
            <text:p text:style-name="P2"><text:span text:style-name="T3">677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2" table:number-rows-spanned="4">
            <text:p text:style-name="P2"><text:span text:style-name="T0">ABA Routing # 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3" table:number-columns-spanned="14" table:number-rows-spanned="4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3" table:number-columns-spanned="17" table:number-rows-spanned="4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R11"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9"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number-columns-spanned="56">
            <text:p><draw:line text:anchor-type="paragraph" draw:style-name="G3" svg:x1="0.0in" svg:y1="0.0in" svg:x2="7.62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R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3">
            <text:p><draw:line text:anchor-type="paragraph" draw:style-name="G4" svg:x1="0.0in" svg:y1="0.0in" svg:x2="0.0in" svg:y2="0.4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3">
            <text:p><draw:line text:anchor-type="paragraph" draw:style-name="G5" svg:x1="0.0in" svg:y1="0.0in" svg:x2="0.0in" svg:y2="0.4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3">
            <text:p><draw:line text:anchor-type="paragraph" draw:style-name="G6" svg:x1="0.0in" svg:y1="0.0in" svg:x2="0.0in" svg:y2="0.4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7" svg:x1="0.0in" svg:y1="0.0in" svg:x2="0.0in" svg:y2="0.44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2">
            <text:p><draw:line text:anchor-type="paragraph" draw:style-name="G8" svg:x1="0.0in" svg:y1="0.0in" svg:x2="0.0in" svg:y2="0.44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4" table:number-columns-spanned="7" table:number-rows-spanned="3">
            <text:p text:style-name="P3"><text:span text:style-name="T4">Payment Amou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2">
            <text:p><draw:line text:anchor-type="paragraph" draw:style-name="G9" svg:x1="0.0in" svg:y1="0.0in" svg:x2="0.0in" svg:y2="0.44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4" table:number-columns-spanned="11" table:number-rows-spanned="3">
            <text:p text:style-name="P3"><text:span text:style-name="T4">Invoice Balanc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10" svg:x1="0.0in" svg:y1="0.0in" svg:x2="0.0in" svg:y2="0.2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11" svg:x1="0.0in" svg:y1="0.0in" svg:x2="0.0in" svg:y2="0.25in"><text:p/></draw:line></text:p>
          </table:table-cell>
          <table:table-cell table:style-name="C0"/>
          <table:table-cell table:style-name="C4" table:number-columns-spanned="4" table:number-rows-spanned="5">
            <text:p text:style-name="P3"/>
          </table:table-cell>
          <table:covered-table-cell/>
          <table:covered-table-cell/>
          <table:covered-table-cell/>
          <table:table-cell table:number-rows-spanned="4">
            <text:p><draw:line text:anchor-type="paragraph" draw:style-name="G12" svg:x1="0.0in" svg:y1="0.0in" svg:x2="0.0in" svg:y2="0.25in"><text:p/></draw:line></text:p>
          </table:table-cell>
          <table:table-cell table:style-name="C0"/>
          <table:table-cell table:style-name="C2" table:number-columns-spanned="4" table:number-rows-spanned="5">
            <text:p text:style-name="P1"><text:span text:style-name="T0">$1,214.00</text:span></text:p>
          </table:table-cell>
          <table:covered-table-cell/>
          <table:covered-table-cell/>
          <table:covered-table-cell/>
          <table:table-cell table:style-name="C0"/>
          <table:table-cell table:number-rows-spanned="4">
            <text:p><draw:line text:anchor-type="paragraph" draw:style-name="G13" svg:x1="0.0in" svg:y1="0.0in" svg:x2="0.0in" svg:y2="0.25in"><text:p/></draw:line></text:p>
          </table:table-cell>
          <table:table-cell table:style-name="C0"/>
          <table:table-cell table:style-name="C0"/>
          <table:table-cell table:style-name="C0"/>
          <table:table-cell table:style-name="C2" table:number-columns-spanned="5" table:number-rows-spanned="3">
            <text:p text:style-name="P1"><text:span text:style-name="T0">$1,214.0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number-rows-spanned="4">
            <text:p><draw:line text:anchor-type="paragraph" draw:style-name="G14" svg:x1="0.0in" svg:y1="0.0in" svg:x2="0.0in" svg:y2="0.2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15" svg:x1="0.0in" svg:y1="0.0in" svg:x2="0.0in" svg:y2="0.25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8">
          <table:table-cell table:style-name="C0"/>
          <table:table-cell table:style-name="C0"/>
          <table:table-cell table:style-name="C1" table:number-columns-spanned="7">
            <text:p text:style-name="P0"><text:span text:style-name="T0">RGK150705K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1" table:number-columns-spanned="7" table:number-rows-spanned="3">
            <text:p text:style-name="P0"><text:span text:style-name="T0">01/11/20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2" table:number-columns-spanned="5" table:number-rows-spanned="2">
            <text:p text:style-name="P1"><text:span text:style-name="T0">$0.0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table-cell table:style-name="C2" table:number-columns-spanned="6" table:number-rows-spanned="3">
            <text:p text:style-name="P1"><text:span text:style-name="T0">$0.00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5" table:number-rows-spanned="3">
            <text:p text:style-name="P1"><text:span text:style-name="T0">$0.00</text:span></text:p>
          </table:table-cell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number-rows-spanned="4">
            <text:p><draw:line text:anchor-type="paragraph" draw:style-name="G16" svg:x1="0.0in" svg:y1="0.0in" svg:x2="0.0in" svg:y2="0.3in"><text:p/></draw:line></text:p>
          </table:table-cell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rows-spanned="2">
            <text:p text:style-name="P0"><text:span text:style-name="T4">Paying</text:span></text:p>
          </table:table-cell>
          <table:table-cell table:style-name="C1" table:number-columns-spanned="2" table:number-rows-spanned="2">
            <text:p text:style-name="P0"/>
          </table:table-cell>
          <table:covered-table-cell/>
          <table:table-cell table:style-name="C0"/>
          <table:table-cell table:style-name="C0"/>
          <table:table-cell table:style-name="C1" table:number-columns-spanned="3" table:number-rows-spanned="2">
            <text:p text:style-name="P0"><text:span text:style-name="T4">ITEMS , Totals :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4" table:number-rows-spanned="2">
            <text:p text:style-name="P1"><text:span text:style-name="T0">$1214.00</text:span></text:p>
          </table:table-cell>
          <table:covered-table-cell/>
          <table:covered-table-cell/>
          <table:covered-table-cell/>
          <table:table-cell table:style-name="C0"/>
          <table:table-cell table:number-rows-spanned="2">
            <text:p><draw:line text:anchor-type="paragraph" draw:style-name="G17" svg:x1="0.0in" svg:y1="0.0in" svg:x2="0.0in" svg:y2="0.26in"><text:p/></draw:line></text:p>
          </table:table-cell>
          <table:table-cell table:style-name="C0"/>
          <table:table-cell table:style-name="C0"/>
          <table:table-cell table:style-name="C0"/>
          <table:table-cell table:style-name="C2" table:number-columns-spanned="5" table:number-rows-spanned="2">
            <text:p text:style-name="P1"><text:span text:style-name="T0">$1214.00</text:span></text:p>
          </table:table-cell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2" table:number-columns-spanned="4" table:number-rows-spanned="2">
            <text:p text:style-name="P1"><text:span text:style-name="T0">$0.00</text:span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number-rows-spanned="3">
            <text:p><draw:line text:anchor-type="paragraph" draw:style-name="G18" svg:x1="0.0in" svg:y1="0.0in" svg:x2="0.0in" svg:y2="0.29in"><text:p/></draw:line></text:p>
          </table:table-cell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covered-table-cell/>
          <table:table-cell table:style-name="C0"/>
          <table:covered-table-cell/>
          <table:table-cell table:style-name="C0"/>
          <table:table-cell table:style-name="C0"/>
          <table:table-cell table:style-name="C0"/>
          <table:covered-table-cell/>
          <table:covered-table-cell/>
          <table:covered-table-cell/>
          <table:covered-table-cell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